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4a8" officeooo:paragraph-rsid="001da4a8"/>
    </style:style>
    <style:style style:name="P2" style:family="paragraph" style:parent-style-name="Standard">
      <style:text-properties officeooo:rsid="001da4a8" officeooo:paragraph-rsid="0022a0c7"/>
    </style:style>
    <style:style style:name="P3" style:family="paragraph" style:parent-style-name="Standard">
      <style:text-properties officeooo:rsid="001f19e8" officeooo:paragraph-rsid="001f19e8"/>
    </style:style>
    <style:style style:name="P4" style:family="paragraph" style:parent-style-name="Standard">
      <style:text-properties officeooo:rsid="00216793" officeooo:paragraph-rsid="00216793"/>
    </style:style>
    <style:style style:name="P5" style:family="paragraph" style:parent-style-name="Standard">
      <style:text-properties officeooo:rsid="0025f82e" officeooo:paragraph-rsid="0025f82e"/>
    </style:style>
    <style:style style:name="P6" style:family="paragraph" style:parent-style-name="Preformatted_20_Text">
      <style:text-properties officeooo:paragraph-rsid="001da4a8"/>
    </style:style>
    <style:style style:name="T1" style:family="text">
      <style:text-properties officeooo:rsid="0022a0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 COUNT(read the textfile)</text:p>
      <text:p text:style-name="Standard"><text:s text:c="3"/>// Load the text file</text:p>
      <text:p text:style-name="Standard"><text:s text:c="4"/>val lines = spark.read.textFile("input.txt").rdd</text:p>
      <text:p text:style-name="Standard"><text:s text:c="3"/></text:p>
      <text:p text:style-name="Standard"><text:s text:c="4"/>// Split the lines into words, count each word</text:p>
      <text:p text:style-name="Standard"><text:s text:c="4"/>val words = lines.flatMap(_.split("\\s+"))</text:p>
      <text:p text:style-name="Standard"><text:s text:c="4"/>val wordCounts = words.map(word =&gt; (word, 1)).reduceByKey(_ + _)</text:p>
      <text:p text:style-name="Standard"><text:s text:c="3"/></text:p>
      <text:p text:style-name="Standard"><text:s text:c="4"/>// Show the word counts</text:p>
      <text:p text:style-name="Standard"><text:s text:c="4"/>wordCounts.collect().foreach(println)</text:p>
      <text:p text:style-name="Standard"/>
      <text:p text:style-name="Standard"/>
      <text:p text:style-name="P1">MAPPING</text:p>
      <text:p text:style-name="P1">import spark.implicits._</text:p>
      <text:p text:style-name="P1"/>
      <text:p text:style-name="P1">// Load the dataset from a text file</text:p>
      <text:p text:style-name="P1">val employeeData = spark.read.textFile("employee_records.txt")</text:p>
      <text:p text:style-name="P1"/>
      <text:p text:style-name="P1">// Define a case class to represent the Employee</text:p>
      <text:p text:style-name="P1">case class Employee(regNo: Int, empName: String, age: Int, salary: Int)</text:p>
      <text:p text:style-name="P1"/>
      <text:p text:style-name="P1">// Convert each line into an Employee object</text:p>
      <text:p text:style-name="P1">val employees = employeeData.map { line =&gt;val parts = line.split("\\s+")Employee(parts(0).toInt, parts(1), parts(2).toInt, parts(3).toInt)</text:p>
      <text:p text:style-name="P1">}</text:p>
      <text:p text:style-name="P1"/>
      <text:p text:style-name="P1">// Transform each Employee into a tuple of (name, age * 2, salary)</text:p>
      <text:p text:style-name="P1">val result = employees.map(emp =&gt; (emp.empName, emp.age * 2, emp.salary))</text:p>
      <text:p text:style-name="P1"/>
      <text:p text:style-name="P1">// Show the result</text:p>
      <text:p text:style-name="P1">result.show()</text:p>
      <text:p text:style-name="P1"/>
      <text:p text:style-name="P1">// Optionally, save the result to a text file</text:p>
      <text:p text:style-name="P1">result.write.text("transformed_employees.txt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Automatic Schema :</text:p>
      <text:p text:style-name="P3"/>
      <text:p text:style-name="P6"><text:span text:style-name="Source_20_Text">val data = spark.read.option("header",true).option("inferSchema",true).csv("empdata.txt")</text:span></text:p>
      <text:p text:style-name="P1"/>
      <text:p text:style-name="P1"/>
      <text:p text:style-name="P3">Different Delimiter</text:p>
      <text:p text:style-name="P1">val df = sc.textFile("empdata.txt")</text:p>
      <text:p text:style-name="P1"/>
      <text:p text:style-name="P1">val findf = df.map(x=&gt;x.split("#")).map(x=&gt; schema(x(0).toInt,x(1),x(2).toInt,x(3).toInt)).toDF</text:p>
      <text:p text:style-name="P1"/>
      <text:p text:style-name="P1">case class schema(empid:Int,name:String,age:Int,salary:Int)</text:p>
      <text:p text:style-name="P1"/>
      <text:p text:style-name="P1"/>
      <text:p text:style-name="P4">For more then one delimiter</text:p>
      <text:p text:style-name="P2">case class schema(name:String,age:Int<text:span text:style-name="T1">)</text:span></text:p>
      <text:p text:style-name="P4"/>
      <text:p text:style-name="P1">val data = sc.textFile("demofinal.txt")</text:p>
      <text:p text:style-name="P1"/>
      <text:p text:style-name="P1">val upd = data.map(x=&gt;x.split("~\\|"))</text:p>
      <text:p text:style-name="P1"/>
      <text:p text:style-name="P1">val fin = upd.map(x=&gt;schema(x(0),x(1).toInt)).<text:span text:style-name="T1">toDF</text:span></text:p>
      <text:p text:style-name="P1"/>
      <text:p text:style-name="P1">val splitCol = split(fin("name"),",")</text:p>
      <text:p text:style-name="P1"/>
      <text:p text:style-name="P1">import org.apache.spark.sql.functions.split</text:p>
      <text:p text:style-name="P1"/>
      <text:p text:style-name="P1">val splitCol = split(fin("name"),",")</text:p>
      <text:p text:style-name="P1"/>
      <text:p text:style-name="P1">val dfWithSplitColumns = fin.withColumn("first_name",splitCol.getItem(0)).withColumn("last_name",splitCol.getItem(1))</text:p>
      <text:p text:style-name="P1"/>
      <text:p text:style-name="P1">val names_age = namedata.drop("name")</text:p>
      <text:p text:style-name="P1"/>
      <text:p text:style-name="P1">val shuffled = names_age.select("first_name","last_name","age")</text:p>
      <text:p text:style-name="P1"/>
      <text:p text:style-name="P1">import org.apache.spark.sql.functions.regexp_replace</text:p>
      <text:p text:style-name="P1"/>
      <text:p text:style-name="P1">val replacedDF = shuffled.withColumn("last_name", regexp_replace($"last_name", "Rao","Singh"))</text:p>
      <text:p text:style-name="P1"/>
      <text:p text:style-name="P5">OR</text:p>
      <text:p text:style-name="P5">val misprintedPattern = "[^a-zA-Z0-9 ]"</text:p>
      <text:p text:style-name="P1">val replacedDF = shuffled.withColumn("last_name", regexp_replace($"last_name", misprintedPattern, ""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6T00:28:47.894046034</meta:creation-date>
    <dc:date>2024-04-16T07:51:45.038087405</dc:date>
    <meta:editing-duration>PT30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219" meta:character-count="2165" meta:non-whitespace-character-count="1958"/>
  </office:meta>
</office:document-meta>
</file>